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7/content.xml" manifest:version="1.2"/>
  <manifest:file-entry manifest:media-type="application/xml" manifest:full-path="Formula-6/content.xml" manifest:version="1.2"/>
  <manifest:file-entry manifest:media-type="application/xml" manifest:full-path="Formula-5/content.xml" manifest:version="1.2"/>
  <manifest:file-entry manifest:media-type="application/xml" manifest:full-path="Formula-4/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7/"/>
  <manifest:file-entry manifest:media-type="application/vnd.oasis.opendocument.formula" manifest:full-path="Formula-6/"/>
  <manifest:file-entry manifest:media-type="application/vnd.oasis.opendocument.formula" manifest:full-path="Formula-5/"/>
  <manifest:file-entry manifest:media-type="application/vnd.oasis.opendocument.formula" manifest:full-path="Formula-4/"/>
  <manifest:file-entry manifest:media-type="application/vnd.oasis.opendocument.formula" manifest:full-path="Formula-3/"/>
  <manifest:file-entry manifest:media-type="application/vnd.oasis.opendocument.formula" manifest:full-path="Formula-2/"/>
  <manifest:file-entry manifest:media-type="application/vnd.oasis.opendocument.formula" manifest:full-path="Formula-1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</office:automatic-styles>
  <office:body>
    <office:text>
      <text:h text:style-name="Heading_20_1" text:outline-level="1">Norton behaviour description</text:h>
      <text:list text:style-name="L1">
        <text:list-item>
          <text:p text:style-name="P1">file : Norton.mfront</text:p>
        </text:list-item>
        <text:list-item>
          <text:p text:style-name="P1">author : Helfer Thomas</text:p>
        </text:list-item>
        <text:list-item>
          <text:p text:style-name="P1">date : 23 / 11 / 06</text:p>
        </text:list-item>
      </text:list>
      <text:p text:style-name="First_20_paragraph">This viscoplastic behaviour is fully determined by the evolution of the equivalent viscoplastic strain <draw:frame text:anchor-type="as-char" style:vertical-pos="middle" style:vertical-rel="text"><draw:object xlink:href="Formula-0/" xlink:type="simple" xlink:show="embed" xlink:actuate="onLoad"/></draw:frame> as a function <draw:frame text:anchor-type="as-char" style:vertical-pos="middle" style:vertical-rel="text"><draw:object xlink:href="Formula-1/" xlink:type="simple" xlink:show="embed" xlink:actuate="onLoad"/></draw:frame> of the Von Mises stress <draw:frame text:anchor-type="as-char" style:vertical-pos="middle" style:vertical-rel="text"><draw:object xlink:href="Formula-2/" xlink:type="simple" xlink:show="embed" xlink:actuate="onLoad"/></draw:frame> :</text:p>
      <text:p text:style-name="Text_20_body"><draw:frame text:anchor-type="paragraph" style:vertical-pos="middle" style:vertical-rel="text"><draw:object xlink:href="Formula-3/" xlink:type="simple" xlink:show="embed" xlink:actuate="onLoad"/></draw:frame></text:p>
      <text:p text:style-name="Text_20_body">where :</text:p>
      <text:list text:style-name="L2">
        <text:list-item>
          <text:p text:style-name="P2"><draw:frame text:anchor-type="as-char" style:vertical-pos="middle" style:vertical-rel="text"><draw:object xlink:href="Formula-4/" xlink:type="simple" xlink:show="embed" xlink:actuate="onLoad"/></draw:frame> is the Norton coefficient .</text:p>
        </text:list-item>
        <text:list-item>
          <text:p text:style-name="P2"><draw:frame text:anchor-type="as-char" style:vertical-pos="middle" style:vertical-rel="text"><draw:object xlink:href="Formula-5/" xlink:type="simple" xlink:show="embed" xlink:actuate="onLoad"/></draw:frame> is the Norton exponent .</text:p>
        </text:list-item>
      </text:list>
      <text:p text:style-name="First_20_paragraph"><draw:frame text:anchor-type="as-char" style:vertical-pos="middle" style:vertical-rel="text"><draw:object xlink:href="Formula-6/" xlink:type="simple" xlink:show="embed" xlink:actuate="onLoad"/></draw:frame> and <draw:frame text:anchor-type="as-char" style:vertical-pos="middle" style:vertical-rel="text"><draw:object xlink:href="Formula-7/" xlink:type="simple" xlink:show="embed" xlink:actuate="onLoad"/></draw:frame> are declared as material properties .</text:p>
      <text:h text:style-name="Heading_20_2" text:outline-level="2">Source code</text:h>
      <text:p text:style-name="P3">@Parser IsotropicMisesCreep;</text:p>
      <text:p text:style-name="P4">@Behaviour Norton;</text:p>
      <text:p text:style-name="P5">@Author Helfer Thomas;</text:p>
      <text:p text:style-name="P6">@Date 23/11/06;</text:p>
      <text:p text:style-name="P7">@Description{</text:p>
      <text:p text:style-name="P8"><text:s text:c="2"/>This viscoplastic behaviour is fully determined by the evolution</text:p>
      <text:p text:style-name="P9"><text:s text:c="2"/>of the equivalent viscoplastic strain "\(p\)" as a function "\(f\)"</text:p>
      <text:p text:style-name="P10"><text:s text:c="2"/>of the Von Mises stress "\(\sigmaeq\)":</text:p>
      <text:p text:style-name="P11"><text:s text:c="2"/>"\["</text:p>
      <text:p text:style-name="P12"><text:s text:c="2"/>"\dot{p}=f\paren{\sigmaeq}=A\,\sigmaeq^{E}"</text:p>
      <text:p text:style-name="P13"><text:s text:c="2"/>"\]"</text:p>
      <text:p text:style-name="P14"><text:s text:c="2"/>where:</text:p>
      <text:p text:style-name="P15"/>
      <text:p text:style-name="P16"><text:s text:c="2"/>- "\(A\)" is the Norton coefficient.</text:p>
      <text:p text:style-name="P17"><text:s text:c="2"/>- "\(E\)" is the Norton exponent.</text:p>
      <text:p text:style-name="P18"/>
      <text:p text:style-name="P19"><text:s text:c="2"/>"\(A\)" and "\(E\)" are declared as material properties.</text:p>
      <text:p text:style-name="P20">}</text:p>
      <text:p text:style-name="P21"/>
      <text:p text:style-name="P22">@UMATFiniteStrainStrategies[umat] {None,LogarithmicStrain1D};</text:p>
      <text:p text:style-name="P23"/>
      <text:p text:style-name="P24">//! The Norton coefficient</text:p>
      <text:p text:style-name="P25">@MaterialProperty real A;</text:p>
      <text:p text:style-name="P26">A.setEntryName("NortonCoefficient");</text:p>
      <text:p text:style-name="P27"/>
      <text:p text:style-name="P28">//! The Norton coefficient</text:p>
      <text:p text:style-name="P29">@MaterialProperty real E;</text:p>
      <text:p text:style-name="P30">E.setEntryName("NortonExponent");</text:p>
      <text:p text:style-name="P31"/>
      <text:p text:style-name="P32">@FlowRule{</text:p>
      <text:p text:style-name="P33"><text:s text:c="2"/>/*!</text:p>
      <text:p text:style-name="P34"><text:s text:c="3"/>* The return-mapping algorithm used to integrate this behaviour</text:p>
      <text:p text:style-name="P35"><text:s text:c="3"/>* requires the definition of \(f\) and \(\deriv{f}{\sigmaeq}\) (see</text:p>
      <text:p text:style-name="P36"><text:s text:c="3"/>* @simo_computational_1998 and @helfer_generateur_2013 for</text:p>
      <text:p text:style-name="P37"><text:s text:c="3"/>* details).</text:p>
      <text:p text:style-name="P38"><text:s text:c="3"/>* </text:p>
      <text:p text:style-name="P39"><text:s text:c="3"/>* We introduce an auxiliary variable called `tmp` to</text:p>
      <text:p text:style-name="P40"><text:s text:c="3"/>* limit the number of call to the `pow` function</text:p>
      <text:p text:style-name="P41"><text:s text:c="3"/>*/</text:p>
      <text:p text:style-name="P42"><text:s text:c="2"/>const real tmp = A*pow(seq,E-1);</text:p>
      <text:p text:style-name="P43"><text:s text:c="2"/>f <text:s text:c="6"/>= tmp*seq;</text:p>
      <text:p text:style-name="P44"><text:s text:c="2"/>df_dseq = E*tmp;</text:p>
      <text:p text:style-name="P4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row>
    <mi>p</mi>
  </mrow>
</math>
</file>

<file path=Formula-1/content.xml><?xml version="1.0" encoding="utf-8"?>
<math xmlns="http://www.w3.org/1998/Math/MathML" display="inline">
  <mrow>
    <mi>f</mi>
  </mrow>
</math>
</file>

<file path=Formula-2/content.xml><?xml version="1.0" encoding="utf-8"?>
<math xmlns="http://www.w3.org/1998/Math/MathML" display="inline">
  <mrow>
    <msub>
      <mi>σ</mi>
      <mtext mathvariant="normal">eq</mtext>
    </msub>
  </mrow>
</math>
</file>

<file path=Formula-3/content.xml><?xml version="1.0" encoding="utf-8"?>
<math xmlns="http://www.w3.org/1998/Math/MathML" display="block">
  <mrow>
    <mover>
      <mi>p</mi>
      <mo accent="true">̇</mo>
    </mover>
    <mo>=</mo>
    <mi>f</mi>
    <mrow>
      <mo stretchy="true">(</mo>
      <msub>
        <mi>σ</mi>
        <mtext mathvariant="normal">eq</mtext>
      </msub>
      <mo stretchy="true">)</mo>
    </mrow>
    <mo>=</mo>
    <mi>A</mi>
    <mspace width="0.167em"/>
    <msup>
      <msub>
        <mi>σ</mi>
        <mtext mathvariant="normal">eq</mtext>
      </msub>
      <mi>E</mi>
    </msup>
  </mrow>
</math>
</file>

<file path=Formula-4/content.xml><?xml version="1.0" encoding="utf-8"?>
<math xmlns="http://www.w3.org/1998/Math/MathML" display="inline">
  <mrow>
    <mi>A</mi>
  </mrow>
</math>
</file>

<file path=Formula-5/content.xml><?xml version="1.0" encoding="utf-8"?>
<math xmlns="http://www.w3.org/1998/Math/MathML" display="inline">
  <mrow>
    <mi>E</mi>
  </mrow>
</math>
</file>

<file path=Formula-6/content.xml><?xml version="1.0" encoding="utf-8"?>
<math xmlns="http://www.w3.org/1998/Math/MathML" display="inline">
  <mrow>
    <mi>A</mi>
  </mrow>
</math>
</file>

<file path=Formula-7/content.xml><?xml version="1.0" encoding="utf-8"?>
<math xmlns="http://www.w3.org/1998/Math/MathML" display="inline">
  <mrow>
    <mi>E</mi>
  </mrow>
</math>
</file>